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.544cm" table:align="left"/>
    </style:style>
    <style:style style:name="Tableau1.A" style:family="table-column">
      <style:table-column-properties style:column-width="0.519cm"/>
    </style:style>
    <style:style style:name="Tableau1.B" style:family="table-column">
      <style:table-column-properties style:column-width="0.492cm"/>
    </style:style>
    <style:style style:name="Tableau1.C" style:family="table-column">
      <style:table-column-properties style:column-width="0.469cm"/>
    </style:style>
    <style:style style:name="Tableau1.E" style:family="table-column">
      <style:table-column-properties style:column-width="0.57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013cm" table:align="left"/>
    </style:style>
    <style:style style:name="Tableau2.A" style:family="table-column">
      <style:table-column-properties style:column-width="0.519cm"/>
    </style:style>
    <style:style style:name="Tableau2.B" style:family="table-column">
      <style:table-column-properties style:column-width="0.492cm"/>
    </style:style>
    <style:style style:name="Tableau2.C" style:family="table-column">
      <style:table-column-properties style:column-width="0.469cm"/>
    </style:style>
    <style:style style:name="Tableau2.F" style:family="table-column">
      <style:table-column-properties style:column-width="0.54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2.544cm" table:align="left"/>
    </style:style>
    <style:style style:name="Tableau3.A" style:family="table-column">
      <style:table-column-properties style:column-width="0.519cm"/>
    </style:style>
    <style:style style:name="Tableau3.B" style:family="table-column">
      <style:table-column-properties style:column-width="0.492cm"/>
    </style:style>
    <style:style style:name="Tableau3.C" style:family="table-column">
      <style:table-column-properties style:column-width="0.469cm"/>
    </style:style>
    <style:style style:name="Tableau3.E" style:family="table-column">
      <style:table-column-properties style:column-width="0.572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3"/>
    <style:style style:name="P63" style:family="paragraph" style:parent-style-name="Text_20_body" style:list-style-name="L33">
      <style:paragraph-properties fo:margin-top="0cm" fo:margin-bottom="0cm" style:contextual-spacing="false"/>
    </style:style>
    <style:style style:name="P64" style:family="paragraph" style:parent-style-name="Text_20_body" style:list-style-name="L34"/>
    <style:style style:name="P65" style:family="paragraph" style:parent-style-name="Text_20_body" style:list-style-name="L34">
      <style:paragraph-properties fo:margin-top="0cm" fo:margin-bottom="0cm" style:contextual-spacing="false"/>
    </style:style>
    <style:style style:name="P66" style:family="paragraph" style:parent-style-name="Text_20_body" style:list-style-name="L35"/>
    <style:style style:name="P67" style:family="paragraph" style:parent-style-name="Text_20_body" style:list-style-name="L35">
      <style:paragraph-properties fo:margin-top="0cm" fo:margin-bottom="0cm" style:contextual-spacing="false"/>
    </style:style>
    <style:style style:name="P68" style:family="paragraph" style:parent-style-name="Text_20_body" style:list-style-name="L36"/>
    <style:style style:name="P69" style:family="paragraph" style:parent-style-name="Text_20_body" style:list-style-name="L36">
      <style:paragraph-properties fo:margin-top="0cm" fo:margin-bottom="0cm" style:contextual-spacing="false"/>
    </style:style>
    <style:style style:name="P70" style:family="paragraph" style:parent-style-name="Text_20_body" style:list-style-name="L37"/>
    <style:style style:name="P71" style:family="paragraph" style:parent-style-name="Text_20_body" style:list-style-name="L37">
      <style:paragraph-properties fo:margin-top="0cm" fo:margin-bottom="0cm" style:contextual-spacing="false"/>
    </style:style>
    <style:style style:name="P72" style:family="paragraph" style:parent-style-name="Text_20_body" style:list-style-name="L38"/>
    <style:style style:name="P73" style:family="paragraph" style:parent-style-name="Text_20_body" style:list-style-name="L38">
      <style:paragraph-properties fo:margin-top="0cm" fo:margin-bottom="0cm" style:contextual-spacing="false"/>
    </style:style>
    <style:style style:name="P74" style:family="paragraph" style:parent-style-name="Text_20_body" style:list-style-name="L39"/>
    <style:style style:name="P75" style:family="paragraph" style:parent-style-name="Text_20_body" style:list-style-name="L39">
      <style:paragraph-properties fo:margin-top="0cm" fo:margin-bottom="0cm" style:contextual-spacing="false"/>
    </style:style>
    <style:style style:name="P76" style:family="paragraph" style:parent-style-name="Text_20_body" style:list-style-name="L40"/>
    <style:style style:name="P77" style:family="paragraph" style:parent-style-name="Text_20_body" style:list-style-name="L40">
      <style:paragraph-properties fo:margin-top="0cm" fo:margin-bottom="0cm" style:contextual-spacing="false"/>
    </style:style>
    <style:style style:name="P78" style:family="paragraph" style:parent-style-name="Text_20_body" style:list-style-name="L41"/>
    <style:style style:name="P79" style:family="paragraph" style:parent-style-name="Text_20_body" style:list-style-name="L41">
      <style:paragraph-properties fo:margin-top="0cm" fo:margin-bottom="0cm" style:contextual-spacing="false"/>
    </style:style>
    <style:style style:name="P80" style:family="paragraph" style:parent-style-name="Text_20_body" style:list-style-name="L42"/>
    <style:style style:name="P81" style:family="paragraph" style:parent-style-name="Text_20_body" style:list-style-name="L42">
      <style:paragraph-properties fo:margin-top="0cm" fo:margin-bottom="0cm" style:contextual-spacing="false"/>
    </style:style>
    <style:style style:name="P82" style:family="paragraph" style:parent-style-name="Text_20_body" style:list-style-name="L43"/>
    <style:style style:name="P83" style:family="paragraph" style:parent-style-name="Text_20_body" style:list-style-name="L43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1 : Représentations des graphes — matrice d’adjacence et liste d’adjacence</text:h>
      <text:h text:style-name="Heading_20_2" text:outline-level="2">Place dans la progression</text:h>
      <text:p text:style-name="Text_20_body">Cette séance vient juste après la séance 20, où les élèves ont découvert :</text:p>
      <text:list text:style-name="L1">
        <text:list-item>
          <text:p text:style-name="P4">ce qu’est un graphe ; </text:p>
        </text:list-item>
        <text:list-item>
          <text:p text:style-name="P4">les sommets ; </text:p>
        </text:list-item>
        <text:list-item>
          <text:p text:style-name="P4">les arêtes ; </text:p>
        </text:list-item>
        <text:list-item>
          <text:p text:style-name="P4">les voisins ; </text:p>
        </text:list-item>
        <text:list-item>
          <text:p text:style-name="P4">le degré ; </text:p>
        </text:list-item>
        <text:list-item>
          <text:p text:style-name="P4">les chemins ; </text:p>
        </text:list-item>
        <text:list-item>
          <text:p text:style-name="P3">les cycles. </text:p>
        </text:list-item>
      </text:list>
      <text:p text:style-name="Text_20_body">À présent, on franchit une nouvelle étape :<text:line-break/>on n’étudie plus seulement le graphe comme un dessin, mais comme une <text:span text:style-name="Strong_20_Emphasis">structure de données</text:span> ou une <text:span text:style-name="Strong_20_Emphasis">représentation exploitable</text:span>.</text:p>
      <text:p text:style-name="Text_20_body">Cette séance doit donc installer deux représentations essentielles :</text:p>
      <text:list text:style-name="L2">
        <text:list-item>
          <text:p text:style-name="P6">la <text:span text:style-name="Strong_20_Emphasis">matrice d’adjacence</text:span> ; </text:p>
        </text:list-item>
        <text:list-item>
          <text:p text:style-name="P5">la <text:span text:style-name="Strong_20_Emphasis">liste d’adjacence</text:span>. </text:p>
        </text:list-item>
      </text:list>
      <text:p text:style-name="Text_20_body">On ne cherche pas encore à faire des algorithmes complexes.<text:line-break/>On cherche d’abord à comprendre :</text:p>
      <text:list text:style-name="L3">
        <text:list-item>
          <text:p text:style-name="P8">ce que chaque représentation contient ; </text:p>
        </text:list-item>
        <text:list-item>
          <text:p text:style-name="P8">comment la lire ; </text:p>
        </text:list-item>
        <text:list-item>
          <text:p text:style-name="P8">comment passer du graphe vers la représentation ; </text:p>
        </text:list-item>
        <text:list-item>
          <text:p text:style-name="P7">puis de la représentation vers le graphe.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qu’un graphe peut être représenté sous forme de <text:span text:style-name="Strong_20_Emphasis">matrice d’adjacence</text:span> ou de <text:span text:style-name="Strong_20_Emphasis">liste d’adjacence</text:span>, et savoir passer d’une représentation à une autre dans des cas simples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4">
        <text:list-item>
          <text:p text:style-name="P10">reconnaître une <text:span text:style-name="Strong_20_Emphasis">matrice d’adjacence</text:span> ; </text:p>
        </text:list-item>
        <text:list-item>
          <text:p text:style-name="P10">reconnaître une <text:span text:style-name="Strong_20_Emphasis">liste d’adjacence</text:span> ; </text:p>
        </text:list-item>
        <text:list-item>
          <text:p text:style-name="P10"><text:soft-page-break/>construire une matrice d’adjacence à partir d’un graphe simple ; </text:p>
        </text:list-item>
        <text:list-item>
          <text:p text:style-name="P10">construire une liste d’adjacence à partir d’un graphe simple ; </text:p>
        </text:list-item>
        <text:list-item>
          <text:p text:style-name="P10">reconstruire un graphe à partir d’une matrice ; </text:p>
        </text:list-item>
        <text:list-item>
          <text:p text:style-name="P10">reconstruire un graphe à partir d’une liste ; </text:p>
        </text:list-item>
        <text:list-item>
          <text:p text:style-name="P10">lire les voisins d’un sommet dans les deux représentations ; </text:p>
        </text:list-item>
        <text:list-item>
          <text:p text:style-name="P9">comprendre l’intérêt de représenter un graphe autrement qu’avec un dessin. </text:p>
        </text:list-item>
      </text:list>
      <text:p text:style-name="Horizontal_20_Line"/>
      <text:h text:style-name="Heading_20_2" text:outline-level="2">Notions travaillées</text:h>
      <text:list text:style-name="L5">
        <text:list-item>
          <text:p text:style-name="P12">graphe </text:p>
        </text:list-item>
        <text:list-item>
          <text:p text:style-name="P12">sommet </text:p>
        </text:list-item>
        <text:list-item>
          <text:p text:style-name="P12">arête </text:p>
        </text:list-item>
        <text:list-item>
          <text:p text:style-name="P12">voisin </text:p>
        </text:list-item>
        <text:list-item>
          <text:p text:style-name="P12">matrice d’adjacence </text:p>
        </text:list-item>
        <text:list-item>
          <text:p text:style-name="P12">liste d’adjacence </text:p>
        </text:list-item>
        <text:list-item>
          <text:p text:style-name="P12">tableau </text:p>
        </text:list-item>
        <text:list-item>
          <text:p text:style-name="P12">structure de représentation </text:p>
        </text:list-item>
        <text:list-item>
          <text:p text:style-name="P11">lecture croisée d’un graphe </text:p>
        </text:list-item>
      </text:list>
      <text:p text:style-name="Horizontal_20_Line"/>
      <text:h text:style-name="Heading_20_2" text:outline-level="2">Compétences visées</text:h>
      <text:list text:style-name="L6">
        <text:list-item>
          <text:p text:style-name="P14">lire un tableau ; </text:p>
        </text:list-item>
        <text:list-item>
          <text:p text:style-name="P14">organiser des informations ; </text:p>
        </text:list-item>
        <text:list-item>
          <text:p text:style-name="P14">passer d’une représentation à une autre ; </text:p>
        </text:list-item>
        <text:list-item>
          <text:p text:style-name="P14">justifier une réponse simple ; </text:p>
        </text:list-item>
        <text:list-item>
          <text:p text:style-name="P14">structurer un raisonnement ; </text:p>
        </text:list-item>
        <text:list-item>
          <text:p text:style-name="P13">préparer la suite sur les parcours et les exercices type bac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cinq idées-clés</text:span>.</text:p>
      <text:h text:style-name="Heading_20_3" text:outline-level="3">Idée 1 — Un même graphe peut être représenté de plusieurs façons</text:h>
      <text:p text:style-name="Text_20_body">Le dessin n’est pas la seule manière de représenter un graphe.</text:p>
      <text:p text:style-name="Text_20_body">On peut aussi utiliser :</text:p>
      <text:list text:style-name="L7">
        <text:list-item>
          <text:p text:style-name="P16">un <text:span text:style-name="Strong_20_Emphasis">tableau</text:span> ; </text:p>
        </text:list-item>
        <text:list-item>
          <text:p text:style-name="P15">des <text:span text:style-name="Strong_20_Emphasis">listes</text:span>. </text:p>
        </text:list-item>
      </text:list>
      <text:p text:style-name="Horizontal_20_Line"/>
      <text:h text:style-name="Heading_20_3" text:outline-level="3"><text:soft-page-break/>Idée 2 — La matrice d’adjacence indique les liaisons entre sommets</text:h>
      <text:p text:style-name="Text_20_body">C’est un tableau carré dans lequel :</text:p>
      <text:list text:style-name="L8">
        <text:list-item>
          <text:p text:style-name="P18">les lignes correspondent aux sommets ; </text:p>
        </text:list-item>
        <text:list-item>
          <text:p text:style-name="P18">les colonnes correspondent aux sommets ; </text:p>
        </text:list-item>
        <text:list-item>
          <text:p text:style-name="P18">on met généralement <text:span text:style-name="Source_20_Text">1</text:span> s’il existe une arête ; </text:p>
        </text:list-item>
        <text:list-item>
          <text:p text:style-name="P17"><text:span text:style-name="Source_20_Text">0</text:span> sinon. </text:p>
        </text:list-item>
      </text:list>
      <text:p text:style-name="Horizontal_20_Line"/>
      <text:h text:style-name="Heading_20_3" text:outline-level="3">Idée 3 — La liste d’adjacence donne les voisins de chaque sommet</text:h>
      <text:p text:style-name="Text_20_body">Pour chaque sommet, on liste directement ses voisins.</text:p>
      <text:p text:style-name="Text_20_body">Exemple :</text:p>
      <text:list text:style-name="L9">
        <text:list-item>
          <text:p text:style-name="P20">A : B, C </text:p>
        </text:list-item>
        <text:list-item>
          <text:p text:style-name="P20">B : A, C, D </text:p>
        </text:list-item>
        <text:list-item>
          <text:p text:style-name="P19">etc. </text:p>
        </text:list-item>
      </text:list>
      <text:p text:style-name="Horizontal_20_Line"/>
      <text:h text:style-name="Heading_20_3" text:outline-level="3">Idée 4 — Ces représentations contiennent la même information</text:h>
      <text:p text:style-name="Text_20_body">Même si elles ne se ressemblent pas, elles décrivent le même graphe.</text:p>
      <text:p text:style-name="Horizontal_20_Line"/>
      <text:h text:style-name="Heading_20_3" text:outline-level="3">Idée 5 — On doit savoir passer de l’une à l’autre</text:h>
      <text:p text:style-name="Text_20_body">C’est l’enjeu principal de la séance.</text:p>
      <text:p text:style-name="Horizontal_20_Line"/>
      <text:h text:style-name="Heading_20_1" text:outline-level="1">2. Point pédagogique essentiel</text:h>
      <text:p text:style-name="Text_20_body">Le point le plus difficile pour les élèves fragiles, ce n’est pas la définition.<text:line-break/>C’est la <text:span text:style-name="Strong_20_Emphasis">méthode</text:span>.</text:p>
      <text:p text:style-name="Text_20_body">Ils se trompent souvent parce qu’ils :</text:p>
      <text:list text:style-name="L10">
        <text:list-item>
          <text:p text:style-name="P22">oublient un sommet ; </text:p>
        </text:list-item>
        <text:list-item>
          <text:p text:style-name="P22">changent l’ordre des sommets ; </text:p>
        </text:list-item>
        <text:list-item>
          <text:p text:style-name="P22">remplissent une matrice sans méthode ; </text:p>
        </text:list-item>
        <text:list-item>
          <text:p text:style-name="P22">comptent deux fois la même arête ; </text:p>
        </text:list-item>
        <text:list-item>
          <text:p text:style-name="P21">lisent mal les lignes et colonnes. </text:p>
        </text:list-item>
      </text:list>
      <text:p text:style-name="Text_20_body">Il faut donc imposer une vraie procédure.</text:p>
      <text:p text:style-name="Horizontal_20_Line"/>
      <text:h text:style-name="Heading_20_1" text:outline-level="1"><text:soft-page-break/>3. Procédure à installer</text:h>
      <text:h text:style-name="Heading_20_2" text:outline-level="2">Pour construire une matrice d’adjacence</text:h>
      <text:list text:style-name="L11">
        <text:list-item>
          <text:p text:style-name="P24">écrire les sommets dans un ordre fixé ; </text:p>
        </text:list-item>
        <text:list-item>
          <text:p text:style-name="P24">recopier le même ordre en ligne et en colonne ; </text:p>
        </text:list-item>
        <text:list-item>
          <text:p text:style-name="P24">regarder chaque paire de sommets ; </text:p>
        </text:list-item>
        <text:list-item>
          <text:p text:style-name="P23">écrire <text:span text:style-name="Source_20_Text">1</text:span> s’ils sont reliés, <text:span text:style-name="Source_20_Text">0</text:span> sinon. </text:p>
        </text:list-item>
      </text:list>
      <text:h text:style-name="Heading_20_2" text:outline-level="2">Pour construire une liste d’adjacence</text:h>
      <text:list text:style-name="L12">
        <text:list-item>
          <text:p text:style-name="P26">écrire les sommets ; </text:p>
        </text:list-item>
        <text:list-item>
          <text:p text:style-name="P26">pour chaque sommet, lister tous ses voisins ; </text:p>
        </text:list-item>
        <text:list-item>
          <text:p text:style-name="P25">vérifier qu’aucun voisin n’a été oublié. </text:p>
        </text:list-item>
      </text:list>
      <text:h text:style-name="Heading_20_2" text:outline-level="2">Pour reconstruire un graphe depuis une matrice</text:h>
      <text:list text:style-name="L13">
        <text:list-item>
          <text:p text:style-name="P28">repérer les sommets ; </text:p>
        </text:list-item>
        <text:list-item>
          <text:p text:style-name="P28">lire les <text:span text:style-name="Source_20_Text">1</text:span> ; </text:p>
        </text:list-item>
        <text:list-item>
          <text:p text:style-name="P28">relier les sommets correspondants ; </text:p>
        </text:list-item>
        <text:list-item>
          <text:p text:style-name="P27">éviter de tracer deux fois la même arête. </text:p>
        </text:list-item>
      </text:list>
      <text:p text:style-name="Horizontal_20_Line"/>
      <text:h text:style-name="Heading_20_1" text:outline-level="1">4. Idée simple à faire passer</text:h>
      <text:p text:style-name="Text_20_body">Tu peux dire :</text:p>
      <text:p text:style-name="Quotations">“La matrice d’adjacence répond à la question :<text:line-break/>‘Ces deux sommets sont-ils reliés ?’”</text:p>
      <text:p text:style-name="Text_20_body">Et :</text:p>
      <text:p text:style-name="Quotations">“La liste d’adjacence répond à la question :<text:line-break/>‘Quels sont les voisins de ce sommet ?’”</text:p>
      <text:p text:style-name="Text_20_body">C’est très utile, car cela donne une identité claire à chaque représentation.</text:p>
      <text:p text:style-name="Horizontal_20_Line"/>
      <text:h text:style-name="Heading_20_1" text:outline-level="1">5. Matériel</text:h>
      <text:list text:style-name="L14">
        <text:list-item>
          <text:p text:style-name="P30">vidéoprojecteur </text:p>
        </text:list-item>
        <text:list-item>
          <text:p text:style-name="P30">fiche élève </text:p>
        </text:list-item>
        <text:list-item>
          <text:p text:style-name="P30">tableau </text:p>
        </text:list-item>
        <text:list-item>
          <text:p text:style-name="P30">règle ou quadrillage si besoin </text:p>
        </text:list-item>
        <text:list-item>
          <text:p text:style-name="P30">feutres de couleur </text:p>
        </text:list-item>
        <text:list-item>
          <text:p text:style-name="P29">éventuellement petits graphes imprimés </text:p>
        </text:list-item>
      </text:list>
      <text:p text:style-name="Horizontal_20_Line"><text:soft-page-break/></text:p>
      <text:h text:style-name="Heading_20_1" text:outline-level="1">6. Déroulé détaillé — 2h</text:h>
      <text:p text:style-name="Horizontal_20_Line"/>
      <text:h text:style-name="Heading_20_2" text:outline-level="2">6.1 Accroche — 10 min</text:h>
      <text:h text:style-name="Heading_20_3" text:outline-level="3">Objectif</text:h>
      <text:p text:style-name="Text_20_body">Montrer qu’un dessin n’est pas toujours la meilleure forme.</text:p>
      <text:h text:style-name="Heading_20_3" text:outline-level="3">À dire</text:h>
      <text:p text:style-name="Quotations">“La dernière fois, on a lu des graphes comme des dessins.<text:line-break/>Aujourd’hui, on va voir qu’en informatique, on a souvent besoin de les représenter autrement, par exemple sous forme de tableau ou de listes.”</text:p>
      <text:h text:style-name="Heading_20_3" text:outline-level="3">Question d’entrée</text:h>
      <text:p text:style-name="Quotations">“Si un graphe devient grand, est-ce qu’un dessin reste toujours pratique ?”</text:p>
      <text:p text:style-name="Text_20_body">Réponse attendue :<text:line-break/>Pas forcément.</text:p>
      <text:p text:style-name="Text_20_body">Transition :</text:p>
      <text:p text:style-name="Quotations">“On a donc besoin de représentations plus structurées.”</text:p>
      <text:p text:style-name="Horizontal_20_Line"/>
      <text:h text:style-name="Heading_20_2" text:outline-level="2">6.2 Reprendre un graphe simple — 10 min</text:h>
      <text:p text:style-name="Text_20_body">On considère le graphe suivant :</text:p>
      <text:section text:style-name="Sect1" text:name="code-block-viewer">
        <text:p text:style-name="P1">A ----- B ----- D</text:p>
        <text:p text:style-name="Preformatted_20_Text"><text:s/>\ <text:s text:c="4"/>/</text:p>
        <text:p text:style-name="Preformatted_20_Text"><text:s text:c="3"/>\ /</text:p>
        <text:p text:style-name="Preformatted_20_Text"><text:s text:c="4"/>C</text:p>
      </text:section>
      <text:p text:style-name="Text_20_body">Arêtes :</text:p>
      <text:list text:style-name="L15">
        <text:list-item>
          <text:p text:style-name="P32">[A,B] </text:p>
        </text:list-item>
        <text:list-item>
          <text:p text:style-name="P32">[A,C] </text:p>
        </text:list-item>
        <text:list-item>
          <text:p text:style-name="P32">[B,C] </text:p>
        </text:list-item>
        <text:list-item>
          <text:p text:style-name="P31">[B,D] </text:p>
        </text:list-item>
      </text:list>
      <text:p text:style-name="Text_20_body">Rappeler rapidement :</text:p>
      <text:list text:style-name="L16">
        <text:list-item>
          <text:p text:style-name="P34">voisins de A : B, C </text:p>
        </text:list-item>
        <text:list-item>
          <text:p text:style-name="P34">voisins de B : A, C, D </text:p>
        </text:list-item>
        <text:list-item>
          <text:p text:style-name="P34">voisins de C : A, B </text:p>
        </text:list-item>
        <text:list-item>
          <text:p text:style-name="P33">voisins de D : B </text:p>
        </text:list-item>
      </text:list>
      <text:p text:style-name="Text_20_body"><text:soft-page-break/>Ce graphe servira de fil conducteur.</text:p>
      <text:p text:style-name="Horizontal_20_Line"/>
      <text:h text:style-name="Heading_20_2" text:outline-level="2">6.3 Découvrir la liste d’adjacence — 20 min</text:h>
      <text:h text:style-name="Heading_20_3" text:outline-level="3">Objectif</text:h>
      <text:p text:style-name="Text_20_body">Commencer par la représentation la plus intuitive.</text:p>
      <text:h text:style-name="Heading_20_3" text:outline-level="3">Définition simple</text:h>
      <text:p text:style-name="Quotations">“La liste d’adjacence donne, pour chaque sommet, la liste de ses voisins.”</text:p>
      <text:h text:style-name="Heading_20_3" text:outline-level="3">Construction guidée</text:h>
      <text:p text:style-name="Text_20_body">Pour le graphe précédent :</text:p>
      <text:list text:style-name="L17">
        <text:list-item>
          <text:p text:style-name="P36">A : B, C </text:p>
        </text:list-item>
        <text:list-item>
          <text:p text:style-name="P36">B : A, C, D </text:p>
        </text:list-item>
        <text:list-item>
          <text:p text:style-name="P36">C : A, B </text:p>
        </text:list-item>
        <text:list-item>
          <text:p text:style-name="P35">D : B </text:p>
        </text:list-item>
      </text:list>
      <text:h text:style-name="Heading_20_3" text:outline-level="3">Ce qu’il faut verbaliser</text:h>
      <text:list text:style-name="L18">
        <text:list-item>
          <text:p text:style-name="P38">on ne met que les voisins ; </text:p>
        </text:list-item>
        <text:list-item>
          <text:p text:style-name="P38">on traite un sommet à la fois ; </text:p>
        </text:list-item>
        <text:list-item>
          <text:p text:style-name="P37">c’est une représentation proche de la question :<text:line-break/>“Avec qui ce sommet est-il relié ?” </text:p>
        </text:list-item>
      </text:list>
      <text:h text:style-name="Heading_20_3" text:outline-level="3">Question utile</text:h>
      <text:p text:style-name="Quotations">“Que retrouve-t-on facilement dans une liste d’adjacence ?”</text:p>
      <text:p text:style-name="Text_20_body">Réponse :<text:line-break/>Les voisins d’un sommet.</text:p>
      <text:p text:style-name="Horizontal_20_Line"/>
      <text:h text:style-name="Heading_20_2" text:outline-level="2">6.4 Découvrir la matrice d’adjacence — 25 min</text:h>
      <text:h text:style-name="Heading_20_3" text:outline-level="3">Objectif</text:h>
      <text:p text:style-name="Text_20_body">Installer la seconde représentation de manière très méthodique.</text:p>
      <text:h text:style-name="Heading_20_3" text:outline-level="3">Définition simple</text:h>
      <text:p text:style-name="Quotations">“La matrice d’adjacence est un tableau carré qui indique si deux sommets sont reliés.”</text:p>
      <text:h text:style-name="Heading_20_3" text:outline-level="3">Étape 1 — fixer l’ordre des sommets</text:h>
      <text:p text:style-name="Text_20_body">On choisit :</text:p>
      <text:list text:style-name="L19">
        <text:list-item>
          <text:p text:style-name="P39"><text:soft-page-break/>A, B, C, D </text:p>
        </text:list-item>
      </text:list>
      <text:h text:style-name="Heading_20_3" text:outline-level="3">Étape 2 — construire le tableau</text:h>
      <text:p text:style-name="Text_20_body">Lignes et colonnes dans le même ordr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header-rows>
          <table:table-row>
            <table:table-cell table:style-name="Tableau1.A1" office:value-type="string">
              <text:p text:style-name="P2"/>
            </table:table-cell>
            <table:table-cell table:style-name="Tableau1.A1" office:value-type="string">
              <text:p text:style-name="Table_20_Heading">A</text:p>
            </table:table-cell>
            <table:table-cell table:style-name="Tableau1.A1" office:value-type="string">
              <text:p text:style-name="Table_20_Heading">B</text:p>
            </table:table-cell>
            <table:table-cell table:style-name="Tableau1.A1" office:value-type="string">
              <text:p text:style-name="Table_20_Heading">C</text:p>
            </table:table-cell>
            <table:table-cell table:style-name="Tableau1.A1" office:value-type="string">
              <text:p text:style-name="Table_20_Heading">D</text:p>
            </table:table-cell>
          </table:table-row>
        </table:table-header-rows>
        <table:table-row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0</text:p>
          </table:table-cell>
        </table:table-row>
        <table:table-row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C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0</text:p>
          </table:table-cell>
        </table:table-row>
        <table:table-row>
          <table:table-cell table:style-name="Tableau1.A1" office:value-type="string">
            <text:p text:style-name="Table_20_Contents">D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0</text:p>
          </table:table-cell>
        </table:table-row>
      </table:table>
      <text:h text:style-name="Heading_20_3" text:outline-level="3">Lecture</text:h>
      <text:list text:style-name="L20">
        <text:list-item>
          <text:p text:style-name="P41">ligne A, colonne B = 1 → A et B sont reliés </text:p>
        </text:list-item>
        <text:list-item>
          <text:p text:style-name="P40">ligne A, colonne D = 0 → A et D ne sont pas reliés </text:p>
        </text:list-item>
      </text:list>
      <text:h text:style-name="Heading_20_3" text:outline-level="3">Point très important</text:h>
      <text:p text:style-name="Text_20_body">Dans un graphe non orienté :</text:p>
      <text:list text:style-name="L21">
        <text:list-item>
          <text:p text:style-name="P42">la matrice est symétrique </text:p>
        </text:list-item>
      </text:list>
      <text:p text:style-name="Text_20_body">Mais pour cette séance, il suffit surtout qu’ils le remarquent, sans en faire une abstraction lourde.</text:p>
      <text:p text:style-name="Horizontal_20_Line"/>
      <text:h text:style-name="Heading_20_2" text:outline-level="2">6.5 Relier matrice et voisins — 10 min</text:h>
      <text:h text:style-name="Heading_20_3" text:outline-level="3">Objectif</text:h>
      <text:p text:style-name="Text_20_body">Montrer que la matrice permet aussi de retrouver les voisins.</text:p>
      <text:p text:style-name="Text_20_body">Question :</text:p>
      <text:p text:style-name="Quotations">“Quels sont les voisins de B dans la matrice ?”</text:p>
      <text:p text:style-name="Text_20_body">On lit la ligne B :</text:p>
      <text:list text:style-name="L22">
        <text:list-item>
          <text:p text:style-name="P44">A : 1 </text:p>
        </text:list-item>
        <text:list-item>
          <text:p text:style-name="P44">C : 1 </text:p>
        </text:list-item>
        <text:list-item>
          <text:p text:style-name="P43">D : 1 </text:p>
        </text:list-item>
      </text:list>
      <text:p text:style-name="Text_20_body">Donc voisins de B :</text:p>
      <text:list text:style-name="L23">
        <text:list-item>
          <text:p text:style-name="P45">A, C, D </text:p>
        </text:list-item>
      </text:list>
      <text:h text:style-name="Heading_20_3" text:outline-level="3">Message essentiel</text:h>
      <text:p text:style-name="Text_20_body">La matrice répond à :</text:p>
      <text:list text:style-name="L24">
        <text:list-item>
          <text:p text:style-name="P47">“B est-il relié à A ?” </text:p>
        </text:list-item>
        <text:list-item>
          <text:p text:style-name="P47">“B est-il relié à C ?” </text:p>
        </text:list-item>
        <text:list-item>
          <text:p text:style-name="P46">etc. </text:p>
        </text:list-item>
      </text:list>
      <text:p text:style-name="Horizontal_20_Line"/>
      <text:h text:style-name="Heading_20_2" text:outline-level="2"><text:soft-page-break/>6.6 Activité collective : passer du graphe à la représentation — 20 min</text:h>
      <text:h text:style-name="Heading_20_3" text:outline-level="3">Objectif</text:h>
      <text:p text:style-name="Text_20_body">Stabiliser les deux représentations.</text:p>
      <text:p text:style-name="Text_20_body">On prend le graphe :</text:p>
      <text:section text:style-name="Sect1" text:name="Section1">
        <text:p text:style-name="P1"><text:bookmark text:name="code-block-viewer"/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Arêtes :</text:p>
      <text:list text:style-name="L25">
        <text:list-item>
          <text:p text:style-name="P49">[A,B] </text:p>
        </text:list-item>
        <text:list-item>
          <text:p text:style-name="P49">[A,C] </text:p>
        </text:list-item>
        <text:list-item>
          <text:p text:style-name="P49">[B,D] </text:p>
        </text:list-item>
        <text:list-item>
          <text:p text:style-name="P49">[B,E] </text:p>
        </text:list-item>
        <text:list-item>
          <text:p text:style-name="P48">[C,D] </text:p>
        </text:list-item>
      </text:list>
      <text:h text:style-name="Heading_20_3" text:outline-level="3">Questions</text:h>
      <text:list text:style-name="L26">
        <text:list-item>
          <text:p text:style-name="P51">Donner la liste d’adjacence. </text:p>
        </text:list-item>
        <text:list-item>
          <text:p text:style-name="P50">Construire la matrice d’adjacence avec l’ordre A, B, C, D, E. </text:p>
        </text:list-item>
      </text:list>
      <text:h text:style-name="Heading_20_3" text:outline-level="3">Réponses attendues</text:h>
      <text:h text:style-name="Heading_20_4" text:outline-level="4">Liste d’adjacence</text:h>
      <text:list text:style-name="L27">
        <text:list-item>
          <text:p text:style-name="P53">A : B, C </text:p>
        </text:list-item>
        <text:list-item>
          <text:p text:style-name="P53">B : A, D, E </text:p>
        </text:list-item>
        <text:list-item>
          <text:p text:style-name="P53">C : A, D </text:p>
        </text:list-item>
        <text:list-item>
          <text:p text:style-name="P53">D : B, C </text:p>
        </text:list-item>
        <text:list-item>
          <text:p text:style-name="P52">E : B </text:p>
        </text:list-item>
      </text:list>
      <text:h text:style-name="Heading_20_4" text:outline-level="4">Matrice d’adjacenc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 table:number-columns-repeated="2"/>
        <table:table-column table:style-name="Tableau2.F"/>
        <table:table-header-rows>
          <table:table-row>
            <table:table-cell table:style-name="Tableau2.A1" office:value-type="string">
              <text:p text:style-name="P2"/>
            </table:table-cell>
            <table:table-cell table:style-name="Tableau2.A1" office:value-type="string">
              <text:p text:style-name="Table_20_Heading">A</text:p>
            </table:table-cell>
            <table:table-cell table:style-name="Tableau2.A1" office:value-type="string">
              <text:p text:style-name="Table_20_Heading">B</text:p>
            </table:table-cell>
            <table:table-cell table:style-name="Tableau2.A1" office:value-type="string">
              <text:p text:style-name="Table_20_Heading">C</text:p>
            </table:table-cell>
            <table:table-cell table:style-name="Tableau2.A1" office:value-type="string">
              <text:p text:style-name="Table_20_Heading">D</text:p>
            </table:table-cell>
            <table:table-cell table:style-name="Tableau2.A1" office:value-type="string">
              <text:p text:style-name="Table_20_Heading">E</text:p>
            </table:table-cell>
          </table:table-row>
        </table:table-header-rows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C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D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E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</table:table-row>
      </table:table>
      <text:p text:style-name="Horizontal_20_Line"/>
      <text:h text:style-name="Heading_20_2" text:outline-level="2">6.7 Activité inverse : reconstruire un graphe — 20 min</text:h>
      <text:h text:style-name="Heading_20_3" text:outline-level="3">Objectif</text:h>
      <text:p text:style-name="Text_20_body">Savoir remonter d’une représentation vers le graphe.</text:p>
      <text:p text:style-name="Text_20_body"><text:soft-page-break/>On donne :</text:p>
      <text:h text:style-name="Heading_20_4" text:outline-level="4">Liste d’adjacence</text:h>
      <text:list text:style-name="L28">
        <text:list-item>
          <text:p text:style-name="P55">A : B, C </text:p>
        </text:list-item>
        <text:list-item>
          <text:p text:style-name="P55">B : A, D </text:p>
        </text:list-item>
        <text:list-item>
          <text:p text:style-name="P55">C : A, D </text:p>
        </text:list-item>
        <text:list-item>
          <text:p text:style-name="P54">D : B, C </text:p>
        </text:list-item>
      </text:list>
      <text:h text:style-name="Heading_20_3" text:outline-level="3">Questions</text:h>
      <text:list text:style-name="L29">
        <text:list-item>
          <text:p text:style-name="P57">Quels sont les sommets ? </text:p>
        </text:list-item>
        <text:list-item>
          <text:p text:style-name="P57">Quelles arêtes peut-on en déduire ? </text:p>
        </text:list-item>
        <text:list-item>
          <text:p text:style-name="P56">Dessiner le graphe. </text:p>
        </text:list-item>
      </text:list>
      <text:h text:style-name="Heading_20_3" text:outline-level="3">Réponses attendues</text:h>
      <text:p text:style-name="Text_20_body">Sommets :</text:p>
      <text:list text:style-name="L30">
        <text:list-item>
          <text:p text:style-name="P58">A, B, C, D </text:p>
        </text:list-item>
      </text:list>
      <text:p text:style-name="Text_20_body">Arêtes :</text:p>
      <text:list text:style-name="L31">
        <text:list-item>
          <text:p text:style-name="P60">[A,B] </text:p>
        </text:list-item>
        <text:list-item>
          <text:p text:style-name="P60">[A,C] </text:p>
        </text:list-item>
        <text:list-item>
          <text:p text:style-name="P60">[B,D] </text:p>
        </text:list-item>
        <text:list-item>
          <text:p text:style-name="P59">[C,D] </text:p>
        </text:list-item>
      </text:list>
      <text:h text:style-name="Heading_20_3" text:outline-level="3">Point pédagogique</text:h>
      <text:p text:style-name="Text_20_body">Faire remarquer qu’il ne faut pas doubler les arêtes :</text:p>
      <text:list text:style-name="L32">
        <text:list-item>
          <text:p text:style-name="P61">si A a B comme voisin et B a A comme voisin, cela ne fait qu’une seule arête. </text:p>
        </text:list-item>
      </text:list>
      <text:p text:style-name="Horizontal_20_Line"/>
      <text:h text:style-name="Heading_20_2" text:outline-level="2">6.8 Entraînement guidé — 15 min</text:h>
      <text:h text:style-name="Heading_20_3" text:outline-level="3">Exercice 1</text:h>
      <text:p text:style-name="Text_20_body">À quoi sert une matrice d’adjacence ?</text:p>
      <text:p text:style-name="Text_20_body">Réponse :<text:line-break/>À indiquer si deux sommets sont reliés.</text:p>
      <text:h text:style-name="Heading_20_3" text:outline-level="3">Exercice 2</text:h>
      <text:p text:style-name="Text_20_body">À quoi sert une liste d’adjacence ?</text:p>
      <text:p text:style-name="Text_20_body">Réponse :<text:line-break/>À donner les voisins de chaque sommet.</text:p>
      <text:h text:style-name="Heading_20_3" text:outline-level="3"><text:soft-page-break/>Exercice 3</text:h>
      <text:p text:style-name="Text_20_body">Dans une matrice d’adjacence, que signifie un <text:span text:style-name="Source_20_Text">1</text:span> ?</text:p>
      <text:p text:style-name="Text_20_body">Réponse :<text:line-break/>Les deux sommets sont reliés.</text:p>
      <text:h text:style-name="Heading_20_3" text:outline-level="3">Exercice 4</text:h>
      <text:p text:style-name="Text_20_body">Dans une matrice d’adjacence, que signifie un <text:span text:style-name="Source_20_Text">0</text:span> ?</text:p>
      <text:p text:style-name="Text_20_body">Réponse :<text:line-break/>Les deux sommets ne sont pas reliés.</text:p>
      <text:p text:style-name="Horizontal_20_Line"/>
      <text:h text:style-name="Heading_20_2" text:outline-level="2">6.9 Petit exercice type bac très guidé — 20 min</text:h>
      <text:h text:style-name="Heading_20_3" text:outline-level="3">Énoncé</text:h>
      <text:p text:style-name="Text_20_body">On considère le graphe de sommets A, B, C, D, dont les arêtes sont :</text:p>
      <text:list text:style-name="L33">
        <text:list-item>
          <text:p text:style-name="P63">[A,B] </text:p>
        </text:list-item>
        <text:list-item>
          <text:p text:style-name="P63">[A,C] </text:p>
        </text:list-item>
        <text:list-item>
          <text:p text:style-name="P63">[B,D] </text:p>
        </text:list-item>
        <text:list-item>
          <text:p text:style-name="P62">[C,D] </text:p>
        </text:list-item>
      </text:list>
      <text:h text:style-name="Heading_20_3" text:outline-level="3">Questions</text:h>
      <text:list text:style-name="L34">
        <text:list-item>
          <text:p text:style-name="P65">Donner la liste d’adjacence. </text:p>
        </text:list-item>
        <text:list-item>
          <text:p text:style-name="P65">Construire la matrice d’adjacence dans l’ordre A, B, C, D. </text:p>
        </text:list-item>
        <text:list-item>
          <text:p text:style-name="P65">Quels sont les voisins de D ? </text:p>
        </text:list-item>
        <text:list-item>
          <text:p text:style-name="P65">Que lit-on à l’intersection de la ligne A et de la colonne D ? </text:p>
        </text:list-item>
        <text:list-item>
          <text:p text:style-name="P64">Pourquoi ? </text:p>
        </text:list-item>
      </text:list>
      <text:h text:style-name="Heading_20_3" text:outline-level="3">Corrigé attendu</text:h>
      <text:h text:style-name="Heading_20_4" text:outline-level="4">Liste d’adjacence</text:h>
      <text:list text:style-name="L35">
        <text:list-item>
          <text:p text:style-name="P67">A : B, C </text:p>
        </text:list-item>
        <text:list-item>
          <text:p text:style-name="P67">B : A, D </text:p>
        </text:list-item>
        <text:list-item>
          <text:p text:style-name="P67">C : A, D </text:p>
        </text:list-item>
        <text:list-item>
          <text:p text:style-name="P66">D : B, C </text:p>
        </text:list-item>
      </text:list>
      <text:h text:style-name="Heading_20_4" text:outline-level="4">Matrice d’adjacence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header-rows>
          <table:table-row>
            <table:table-cell table:style-name="Tableau3.A1" office:value-type="string">
              <text:p text:style-name="P2"/>
            </table:table-cell>
            <table:table-cell table:style-name="Tableau3.A1" office:value-type="string">
              <text:p text:style-name="Table_20_Heading">A</text:p>
            </table:table-cell>
            <table:table-cell table:style-name="Tableau3.A1" office:value-type="string">
              <text:p text:style-name="Table_20_Heading">B</text:p>
            </table:table-cell>
            <table:table-cell table:style-name="Tableau3.A1" office:value-type="string">
              <text:p text:style-name="Table_20_Heading">C</text:p>
            </table:table-cell>
            <table:table-cell table:style-name="Tableau3.A1" office:value-type="string">
              <text:p text:style-name="Table_20_Heading">D</text:p>
            </table:table-cell>
          </table:table-row>
        </table:table-header-rows>
        <table:table-row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0</text:p>
          </table:table-cell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0</text:p>
          </table:table-cell>
        </table:table-row>
        <table:table-row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0</text:p>
          </table:table-cell>
          <table:table-cell table:style-name="Tableau3.A1" office:value-type="string">
            <text:p text:style-name="Table_20_Contents">0</text:p>
          </table:table-cell>
          <table:table-cell table:style-name="Tableau3.A1" office:value-type="string">
            <text:p text:style-name="Table_20_Contents">1</text:p>
          </table:table-cell>
        </table:table-row>
        <table:table-row>
          <table:table-cell table:style-name="Tableau3.A1" office:value-type="string">
            <text:p text:style-name="Table_20_Contents">C</text:p>
          </table:table-cell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0</text:p>
          </table:table-cell>
          <table:table-cell table:style-name="Tableau3.A1" office:value-type="string">
            <text:p text:style-name="Table_20_Contents">0</text:p>
          </table:table-cell>
          <table:table-cell table:style-name="Tableau3.A1" office:value-type="string">
            <text:p text:style-name="Table_20_Contents">1</text:p>
          </table:table-cell>
        </table:table-row>
        <table:table-row>
          <table:table-cell table:style-name="Tableau3.A1" office:value-type="string">
            <text:p text:style-name="Table_20_Contents">D</text:p>
          </table:table-cell>
          <table:table-cell table:style-name="Tableau3.A1" office:value-type="string">
            <text:p text:style-name="Table_20_Contents">0</text:p>
          </table:table-cell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0</text:p>
          </table:table-cell>
        </table:table-row>
      </table:table>
      <text:list text:style-name="L36">
        <text:list-item>
          <text:p text:style-name="P69">voisins de D : B, C </text:p>
        </text:list-item>
        <text:list-item>
          <text:p text:style-name="P69"><text:soft-page-break/>on lit <text:span text:style-name="Source_20_Text">0</text:span> </text:p>
        </text:list-item>
        <text:list-item>
          <text:p text:style-name="P68">car A et D ne sont pas reliés directement </text:p>
        </text:list-item>
      </text:list>
      <text:p text:style-name="Horizontal_20_Line"/>
      <text:h text:style-name="Heading_20_2" text:outline-level="2">6.10 Bilan de fin de séance — 10 min</text:h>
      <text:h text:style-name="Heading_20_3" text:outline-level="3">À faire compléter</text:h>
      <text:list text:style-name="L37">
        <text:list-item>
          <text:p text:style-name="P71">Une liste d’adjacence donne... </text:p>
        </text:list-item>
        <text:list-item>
          <text:p text:style-name="P71">Une matrice d’adjacence indique... </text:p>
        </text:list-item>
        <text:list-item>
          <text:p text:style-name="P71">Dans une matrice, <text:span text:style-name="Source_20_Text">1</text:span> signifie... </text:p>
        </text:list-item>
        <text:list-item>
          <text:p text:style-name="P71">Dans une matrice, <text:span text:style-name="Source_20_Text">0</text:span> signifie... </text:p>
        </text:list-item>
        <text:list-item>
          <text:p text:style-name="P71">Pour construire une matrice, il faut... </text:p>
        </text:list-item>
        <text:list-item>
          <text:p text:style-name="P70">Pour construire une liste, il faut... </text:p>
        </text:list-item>
      </text:list>
      <text:h text:style-name="Heading_20_3" text:outline-level="3">Réponses attendues</text:h>
      <text:list text:style-name="L38">
        <text:list-item>
          <text:p text:style-name="P73">les voisins de chaque sommet ; </text:p>
        </text:list-item>
        <text:list-item>
          <text:p text:style-name="P73">si deux sommets sont reliés ; </text:p>
        </text:list-item>
        <text:list-item>
          <text:p text:style-name="P73">qu’il existe une arête ; </text:p>
        </text:list-item>
        <text:list-item>
          <text:p text:style-name="P73">qu’il n’existe pas d’arête ; </text:p>
        </text:list-item>
        <text:list-item>
          <text:p text:style-name="P73">fixer l’ordre des sommets et remplir le tableau ; </text:p>
        </text:list-item>
        <text:list-item>
          <text:p text:style-name="P72">lister les voisins de chaque sommet. </text:p>
        </text:list-item>
      </text:list>
      <text:p text:style-name="Horizontal_20_Line"/>
      <text:h text:style-name="Heading_20_1" text:outline-level="1">7. Trace écrite très courte</text:h>
      <text:h text:style-name="Heading_20_3" text:outline-level="3">À retenir</text:h>
      <text:list text:style-name="L39">
        <text:list-item>
          <text:p text:style-name="P75">Un graphe peut être représenté de plusieurs façons. </text:p>
        </text:list-item>
        <text:list-item>
          <text:p text:style-name="P75">La <text:span text:style-name="Strong_20_Emphasis">liste d’adjacence</text:span> donne les voisins de chaque sommet. </text:p>
        </text:list-item>
        <text:list-item>
          <text:p text:style-name="P75">La <text:span text:style-name="Strong_20_Emphasis">matrice d’adjacence</text:span> indique si deux sommets sont reliés. </text:p>
        </text:list-item>
        <text:list-item>
          <text:p text:style-name="P75">Dans une matrice d’adjacence : </text:p>
          <text:list>
            <text:list-item>
              <text:p text:style-name="P75"><text:span text:style-name="Source_20_Text">1</text:span> signifie “reliés” ; </text:p>
            </text:list-item>
            <text:list-item>
              <text:p text:style-name="P75"><text:span text:style-name="Source_20_Text">0</text:span> signifie “non reliés”. </text:p>
            </text:list-item>
          </text:list>
        </text:list-item>
        <text:list-item>
          <text:p text:style-name="P74">Il faut toujours respecter un <text:span text:style-name="Strong_20_Emphasis">ordre des sommets</text:span> pour construire une matrice. </text:p>
        </text:list-item>
      </text:list>
      <text:h text:style-name="Heading_20_3" text:outline-level="3">Formules utiles</text:h>
      <text:p text:style-name="Quotations"><text:span text:style-name="Strong_20_Emphasis">liste d’adjacence = voisins</text:span><text:line-break/><text:span text:style-name="Strong_20_Emphasis">matrice d’adjacence = liaison ou non</text:span><text:line-break/><text:span text:style-name="Strong_20_Emphasis">1 = oui, 0 = non</text:span></text:p>
      <text:p text:style-name="Horizontal_20_Line"/>
      <text:h text:style-name="Heading_20_1" text:outline-level="1"><text:soft-page-break/>8. Différenciation élèves fragiles</text:h>
      <text:p text:style-name="Text_20_body">Prévoir :</text:p>
      <text:list text:style-name="L40">
        <text:list-item>
          <text:p text:style-name="P77">des graphes à 4 sommets d’abord ; </text:p>
        </text:list-item>
        <text:list-item>
          <text:p text:style-name="P77">un ordre des sommets imposé ; </text:p>
        </text:list-item>
        <text:list-item>
          <text:p text:style-name="P77">une matrice partiellement remplie ; </text:p>
        </text:list-item>
        <text:list-item>
          <text:p text:style-name="P77">des listes d’adjacence à compléter ; </text:p>
        </text:list-item>
        <text:list-item>
          <text:p text:style-name="P77">un code couleur pour les lignes et colonnes ; </text:p>
        </text:list-item>
        <text:list-item>
          <text:p text:style-name="P76">des consignes très découpées. </text:p>
        </text:list-item>
      </text:list>
      <text:p text:style-name="Text_20_body">Astuce très utile :<text:line-break/>faire remplir la matrice <text:span text:style-name="Strong_20_Emphasis">ligne par ligne</text:span> :</text:p>
      <text:list text:style-name="L41">
        <text:list-item>
          <text:p text:style-name="P79">“A est-il relié à A ?” </text:p>
        </text:list-item>
        <text:list-item>
          <text:p text:style-name="P79">“A est-il relié à B ?” </text:p>
        </text:list-item>
        <text:list-item>
          <text:p text:style-name="P79">“A est-il relié à C ?” </text:p>
        </text:list-item>
        <text:list-item>
          <text:p text:style-name="P78">etc. </text:p>
        </text:list-item>
      </text:list>
      <text:p text:style-name="Text_20_body">Cela évite la panique.</text:p>
      <text:p text:style-name="Horizontal_20_Line"/>
      <text:h text:style-name="Heading_20_1" text:outline-level="1">9. Erreurs fréquentes à surveiller</text:h>
      <text:list text:style-name="L42">
        <text:list-item>
          <text:p text:style-name="P81">oublier un sommet ; </text:p>
        </text:list-item>
        <text:list-item>
          <text:p text:style-name="P81">changer l’ordre des sommets entre lignes et colonnes ; </text:p>
        </text:list-item>
        <text:list-item>
          <text:p text:style-name="P81">écrire <text:span text:style-name="Source_20_Text">1</text:span> trop vite ; </text:p>
        </text:list-item>
        <text:list-item>
          <text:p text:style-name="P81">oublier qu’une liste d’adjacence donne les voisins ; </text:p>
        </text:list-item>
        <text:list-item>
          <text:p text:style-name="P81">doubler les arêtes en reconstruisant le graphe ; </text:p>
        </text:list-item>
        <text:list-item>
          <text:p text:style-name="P80">confondre matrice et tableau des degrés. </text:p>
        </text:list-item>
      </text:list>
      <text:p text:style-name="Horizontal_20_Line"/>
      <text:h text:style-name="Heading_20_1" text:outline-level="1">10. Ce qu’il faut absolument réussir</text:h>
      <text:p text:style-name="Text_20_body">Si, en fin de séance, les élèves savent :</text:p>
      <text:list text:style-name="L43">
        <text:list-item>
          <text:p text:style-name="P83">construire une liste d’adjacence simple ; </text:p>
        </text:list-item>
        <text:list-item>
          <text:p text:style-name="P83">construire une matrice d’adjacence simple ; </text:p>
        </text:list-item>
        <text:list-item>
          <text:p text:style-name="P83">retrouver les voisins d’un sommet ; </text:p>
        </text:list-item>
        <text:list-item>
          <text:p text:style-name="P82">reconstruire un graphe à partir d’une représentation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42:46.334086151</meta:creation-date>
    <dc:date>2026-04-20T14:43:01.035637649</dc:date>
    <meta:editing-duration>PT15S</meta:editing-duration>
    <meta:editing-cycles>1</meta:editing-cycles>
    <meta:document-statistic meta:table-count="3" meta:image-count="0" meta:object-count="0" meta:page-count="12" meta:paragraph-count="411" meta:word-count="2062" meta:character-count="10380" meta:non-whitespace-character-count="8686"/>
    <meta:generator>LibreOffice/24.2.7.2$Linux_X86_64 LibreOffice_project/420$Build-2</meta:generator>
  </office:meta>
</office:document-meta>
</file>